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'courier new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287e" officeooo:paragraph-rsid="0003287e"/>
    </style:style>
    <style:style style:name="P2" style:family="paragraph" style:parent-style-name="Standard">
      <style:text-properties officeooo:rsid="0007896a" officeooo:paragraph-rsid="0007896a"/>
    </style:style>
    <style:style style:name="P3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03287e" officeooo:paragraph-rsid="0003287e"/>
    </style:style>
    <style:style style:name="P4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0a3dcb" officeooo:paragraph-rsid="000a3dcb"/>
    </style:style>
    <style:style style:name="P5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0a4ee2" officeooo:paragraph-rsid="000a4ee2"/>
    </style:style>
    <style:style style:name="P6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0b26b9" officeooo:paragraph-rsid="000b26b9"/>
    </style:style>
    <style:style style:name="P7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0d3867" officeooo:paragraph-rsid="000d3867"/>
    </style:style>
    <style:style style:name="P8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115dec" officeooo:paragraph-rsid="00115dec" fo:background-color="#ffffff" style:font-weight-asian="normal" style:font-weight-complex="normal"/>
    </style:style>
    <style:style style:name="P9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115dec" officeooo:paragraph-rsid="0012a235" fo:background-color="#ffffff" style:font-weight-asian="normal" style:font-weight-complex="normal"/>
    </style:style>
    <style:style style:name="P10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12a235" officeooo:paragraph-rsid="0012a235" fo:background-color="#ffffff" style:font-weight-asian="normal" style:font-weight-complex="normal"/>
    </style:style>
    <style:style style:name="P11" style:family="paragraph" style:parent-style-name="Standard">
      <style:text-properties fo:font-variant="normal" fo:text-transform="none" fo:color="#000000" style:font-name="Consolas" fo:font-size="11.25pt" fo:letter-spacing="normal" fo:font-style="normal" fo:font-weight="bold" officeooo:rsid="000ec3de" officeooo:paragraph-rsid="000ec3de" fo:background-color="#ffaa95" style:font-weight-asian="bold" style:font-weight-complex="bold"/>
    </style:style>
    <style:style style:name="P12" style:family="paragraph" style:parent-style-name="Standard">
      <style:text-properties fo:font-variant="normal" fo:text-transform="none" fo:color="#000000" style:font-name="Consolas" fo:font-size="11.25pt" fo:letter-spacing="normal" fo:font-style="normal" fo:font-weight="bold" officeooo:rsid="000d3867" officeooo:paragraph-rsid="000d3867" fo:background-color="#ffd8ce" style:font-weight-asian="bold" style:font-weight-complex="bold"/>
    </style:style>
    <style:style style:name="P13" style:family="paragraph" style:parent-style-name="Standard">
      <style:text-properties fo:font-variant="normal" fo:text-transform="none" fo:color="#000000" style:font-name="Consolas" fo:font-size="11.25pt" fo:letter-spacing="normal" fo:font-style="normal" fo:font-weight="bold" officeooo:rsid="000ec3de" officeooo:paragraph-rsid="000ec3de" fo:background-color="#ffd8ce" style:font-weight-asian="bold" style:font-weight-complex="bold"/>
    </style:style>
    <style:style style:name="P14" style:family="paragraph" style:parent-style-name="Standard">
      <style:text-properties fo:font-variant="normal" fo:text-transform="none" fo:color="#000000" style:font-name="Consolas" fo:font-size="11.25pt" fo:letter-spacing="normal" fo:font-style="normal" fo:font-weight="bold" officeooo:rsid="000eda34" officeooo:paragraph-rsid="000eda34" fo:background-color="#dde8cb" style:font-weight-asian="bold" style:font-weight-complex="bold"/>
    </style:style>
    <style:style style:name="P15" style:family="paragraph" style:parent-style-name="Standard">
      <style:text-properties fo:font-variant="normal" fo:text-transform="none" fo:color="#000000" style:font-name="Consolas" fo:font-size="11.25pt" fo:letter-spacing="normal" fo:font-style="normal" fo:font-weight="bold" officeooo:rsid="000eda34" officeooo:paragraph-rsid="0010251d" fo:background-color="#dde8cb" style:font-weight-asian="bold" style:font-weight-complex="bold"/>
    </style:style>
    <style:style style:name="P16" style:family="paragraph" style:parent-style-name="Standard">
      <style:text-properties fo:font-variant="normal" fo:text-transform="none" fo:color="#000000" style:font-name="Consolas" fo:font-size="11.25pt" fo:letter-spacing="normal" fo:font-style="normal" fo:font-weight="bold" officeooo:rsid="000eda34" officeooo:paragraph-rsid="000eda34" fo:background-color="#ffffff" style:font-weight-asian="bold" style:font-weight-complex="bold"/>
    </style:style>
    <style:style style:name="P17" style:family="paragraph" style:parent-style-name="Standard">
      <style:text-properties fo:font-variant="normal" fo:text-transform="none" fo:color="#000000" style:font-name="Consolas" fo:font-size="11.25pt" fo:letter-spacing="normal" fo:font-style="normal" fo:font-weight="bold" officeooo:rsid="0010251d" officeooo:paragraph-rsid="0010251d" fo:background-color="#ffffff" style:font-weight-asian="bold" style:font-weight-complex="bold"/>
    </style:style>
    <style:style style:name="P18" style:family="paragraph" style:parent-style-name="Standard">
      <style:text-properties fo:font-variant="normal" fo:text-transform="none" fo:color="#000000" style:font-name="Consolas" fo:font-size="11.25pt" fo:letter-spacing="normal" fo:font-style="normal" fo:font-weight="bold" officeooo:rsid="00103f79" officeooo:paragraph-rsid="00103f79" fo:background-color="#ffffff" style:font-weight-asian="bold" style:font-weight-complex="bold"/>
    </style:style>
    <style:style style:name="P19" style:family="paragraph" style:parent-style-name="Standard">
      <style:text-properties fo:font-variant="normal" fo:text-transform="none" fo:color="#000000" style:font-name="Consolas" fo:font-size="11.25pt" fo:letter-spacing="normal" fo:font-style="normal" fo:font-weight="bold" officeooo:rsid="00115dec" officeooo:paragraph-rsid="00115dec" fo:background-color="#ffffff" style:font-weight-asian="bold" style:font-weight-complex="bold"/>
    </style:style>
    <style:style style:name="T1" style:family="text">
      <style:text-properties fo:font-variant="normal" fo:text-transform="none" fo:color="#0000cd" style:font-name="Consolas" fo:font-size="11.25pt" fo:letter-spacing="normal" fo:font-style="normal" fo:font-weight="normal"/>
    </style:style>
    <style:style style:name="T2" style:family="text">
      <style:text-properties fo:font-variant="normal" fo:text-transform="none" fo:color="#000000" style:font-name="Consolas" fo:font-size="11.25pt" fo:letter-spacing="normal" fo:font-style="normal" fo:font-weight="normal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officeooo:rsid="0010251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/home/carolinefaro/here-we-go-trybe/fundamentos/bloco4_js/1_primeirospassos</text:p>
      <text:p text:style-name="P2"/>
      <text:p text:style-name="P2"/>
      <text:p text:style-name="P2">1º passos</text:p>
      <text:p text:style-name="P2"/>
      <text:p text:style-name="P1">1) o programa deve receber uma posição em letra minuscula ou maiscula e dizer o movimento que a peça faz</text:p>
      <text:p text:style-name="P1"/>
      <text:p text:style-name="P1">2)</text:p>
      <text:p text:style-name="P1"/>
      <text:p text:style-name="P1">2. uma variavel com nome de uma peça</text:p>
      <text:p text:style-name="P1">3. uma variavel com o movimento</text:p>
      <text:p text:style-name="P1">4. uma variavel para o resultado ou console.log</text:p>
      <text:p text:style-name="P1"/>
      <text:p text:style-name="P1">3) não pode receber outro nome que não a variavel com nome da peça e só pode retornar duas opções de resposta e aceitar maiscula e minuscula</text:p>
      <text:p text:style-name="P1"/>
      <text:p text:style-name="P1">4)espera-se que identique se a peça é a certa, qual movimento faz e se não diz mensahem de erro</text:p>
      <text:p text:style-name="P1"/>
      <text:p text:style-name="P1">5) definir uma variavel com o nome de uma peça, definir uma variavel com um movimento, definir uma variavel com uma peça aleatória</text:p>
      <text:p text:style-name="P1"/>
      <text:p text:style-name="P1">se a variavelaleatoria for igual variavel nome da peça ela vai receber a resposta do movimento</text:p>
      <text:p text:style-name="P1">se a variavelaleatorioa for diferente da peça ela vai receber mensagem de erro</text:p>
      <text:p text:style-name="P1"/>
      <text:p text:style-name="P1"/>
      <text:p text:style-name="P1"><text:span text:style-name="T1">let</text:span><text:span text:style-name="T3"> </text:span><text:span text:style-name="T2">result = text1.localeCompare(text2);</text:span></text:p>
      <text:p text:style-name="P3"/>
      <text:p text:style-name="P3"/>
      <text:p text:style-name="P4">1) um programa que converte uma nota dada em porcentagem de 0 a 100 em A a F e se a nota for menor que de A a F ele retorna uma mensagem de erro</text:p>
      <text:p text:style-name="P4"/>
      <text:p text:style-name="P4">2)</text:p>
      <text:p text:style-name="P4">1. uma variavel para a nota aleatoria dada ao programa</text:p>
      <text:p text:style-name="P4">2. uma variavel que converte a nota da pessoa de porcentagem em letra seguindo os critérios dado</text:p>
      <text:p text:style-name="P4">3. uma variavel que armazena o resultado esperado para comparar com anota aleatoria</text:p>
      <text:p text:style-name="P4"/>
      <text:p text:style-name="P4">3) não pode receber uma nota que não seja porcentagem, não pode ser menor que 0 ou maior que 100</text:p>
      <text:p text:style-name="P4"/>
      <text:p text:style-name="P4">4) espera-se que o programa retorne o valor inserido convertido em letra de A a F, compare com a referencia e devolva a nota, ou o erro</text:p>
      <text:p text:style-name="P4"/>
      <text:p text:style-name="P4">5)</text:p>
      <text:p text:style-name="P4">1. criar uma variavel para a nota aleatoria que será recebida em porcentagem</text:p>
      <text:p text:style-name="P4">2. criar uma variavel que converte a nota aleatoria dada em porcentagem para letras de A a F</text:p>
      <text:p text:style-name="P4">3. criar uma variavel para o a comparacao 2</text:p>
      <text:p text:style-name="P4">4. se a nota aleatoria for comaptivel com a comparacao de letras ele retorna a letra compativel, se não for ele retorna erro</text:p>
      <text:p text:style-name="P5"><text:soft-page-break/>converter nota em letra</text:p>
      <text:p text:style-name="P5"/>
      <text:p text:style-name="P5">USAR SWITCH</text:p>
      <text:p text:style-name="P5"/>
      <text:p text:style-name="P6">____________________________</text:p>
      <text:p text:style-name="P6"/>
      <text:p text:style-name="P7">Substituir qualquer coisa por qualquer coisa na STRING:</text:p>
      <text:p text:style-name="P7"/>
      <text:p text:style-name="P7">let text1 = “90%”;</text:p>
      <text:p text:style-name="P7"/>
      <text:p text:style-name="P7">let newText = text1.replace(“%”, “”);</text:p>
      <text:p text:style-name="P7"/>
      <text:p text:style-name="P7">→ substitui a porcetagem por as aspas vazias</text:p>
      <text:p text:style-name="P7">__________________________________________</text:p>
      <text:p text:style-name="P12"/>
      <text:p text:style-name="P12"/>
      <text:p text:style-name="P12"/>
      <text:p text:style-name="P12"/>
      <text:p text:style-name="P13">1) Quais são os dados de entrada</text:p>
      <text:p text:style-name="P13">2) O que fazer com eles?</text:p>
      <text:p text:style-name="P13">3) Quais são as restrições?</text:p>
      <text:p text:style-name="P13">4) Qual o resultado esperado?</text:p>
      <text:p text:style-name="P13">5) Qual a sequência de passos para chegar no resultado?</text:p>
      <text:p text:style-name="P13">_________________________________________________________</text:p>
      <text:p text:style-name="P13"/>
      <text:p text:style-name="P13"/>
      <text:p text:style-name="P11"/>
      <text:p text:style-name="P14">7.Converte porcentagem em A a F.</text:p>
      <text:p text:style-name="P14"/>
      <text:p text:style-name="P16">1. uma variável com uma nota em porcentagem aleatória do aluno</text:p>
      <text:p text:style-name="P16">2. uma variavel que converte essa porcentagem em número</text:p>
      <text:p text:style-name="P16">3. uma switch que passa para letra ou dá erro</text:p>
      <text:p text:style-name="P16"/>
      <text:p text:style-name="P16">__________________________________________________________</text:p>
      <text:p text:style-name="P15"/>
      <text:p text:style-name="P15"/>
      <text:p text:style-name="P15"><text:span text:style-name="T4">8</text:span>. <text:span text:style-name="T4">Dizer se pelo menos um número é par, retornando true.</text:span></text:p>
      <text:p text:style-name="P15"/>
      <text:p text:style-name="P17">1. 1. uma constante para um numero x</text:p>
      <text:p text:style-name="P17">2. uma variavel para um numero y</text:p>
      <text:p text:style-name="P17">3. uma variavel para numero N</text:p>
      <text:p text:style-name="P17">4. uma variavel que define se as variaveis são par ou impar</text:p>
      <text:p text:style-name="P17"/>
      <text:p text:style-name="P17">2. comparar as tres variaveis e dizer se uma delas é par retornando tru e ou false se nenhuma for</text:p>
      <text:p text:style-name="P17"/>
      <text:p text:style-name="P17"/>
      <text:p text:style-name="P17">3. nada</text:p>
      <text:p text:style-name="P17"/>
      <text:p text:style-name="P17">4. espera-se que o programa retorne uma resposta true se pelo menos uma delas for par</text:p>
      <text:p text:style-name="P17"/>
      <text:p text:style-name="P17">5.</text:p>
      <text:p text:style-name="P17">criação das 3 variáveis iniciais</text:p>
      <text:p text:style-name="P18"><text:soft-page-break/>criação da variável que verificar se é par ou impar e retorna true or false</text:p>
      <text:p text:style-name="P18"/>
      <text:p text:style-name="P18">comparar</text:p>
      <text:p text:style-name="P18"/>
      <text:p text:style-name="P18"/>
      <text:p text:style-name="P19">como transformar numero em par e em true or false?</text:p>
      <text:p text:style-name="P19"/>
      <text:p text:style-name="P19"/>
      <text:p text:style-name="P8">let number = 12;</text:p>
      <text:p text:style-name="P8">let conta = number % 2</text:p>
      <text:p text:style-name="P8"/>
      <text:p text:style-name="P8">console.log(conta === 0);</text:p>
      <text:p text:style-name="P8">true</text:p>
      <text:p text:style-name="P8"/>
      <text:p text:style-name="P9">console.log(!conta === 0);</text:p>
      <text:p text:style-name="P10">false</text:p>
      <text:p text:style-name="P9"/>
      <text:p text:style-name="P9"/>
      <text:p text:style-name="P9">if (!conta === 0) {</text:p>
      <text:p text:style-name="P9"><text:s text:c="4"/>console.log(!conta === 0);</text:p>
      <text:p text:style-name="P9">} else {</text:p>
      <text:p text:style-name="P9"><text:s text:c="4"/>console.log(conta === 0)</text:p>
      <text:p text:style-name="P9">}</text:p>
      <text:p text:style-name="P9"/>
      <text:p text:style-name="P9">if (ehpara === 0) {</text:p>
      <text:p text:style-name="P9"><text:s text:c="4"/>console.log(ehpara === 0)</text:p>
      <text:p text:style-name="P9">} else {</text:p>
      <text:p text:style-name="P9"><text:s text:c="4"/>console.log(!ehpara === 0)</text:p>
      <text:p text:style-name="P9">}</text:p>
      <text:p text:style-name="P9"/>
      <text:p text:style-name="P9">if (ehpara === 0 || ehparb === 0) {</text:p>
      <text:p text:style-name="P9"><text:s text:c="4"/>console.log("sim")</text:p>
      <text:p text:style-name="P9">} else {</text:p>
      <text:p text:style-name="P9"><text:s text:c="4"/>console.log("nao")</text:p>
      <text:p text:style-name="P9">}</text:p>
      <text:p text:style-name="P9">VM3560:2 sim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'courier new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18:45:57.648682408</meta:creation-date>
    <dc:date>2022-02-04T08:49:56.788883698</dc:date>
    <meta:editing-duration>PT1H49M18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3" meta:paragraph-count="79" meta:word-count="618" meta:character-count="3501" meta:non-whitespace-character-count="2938"/>
  </office:meta>
</office:document-meta>
</file>